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190.7340122" calcext:value-type="float">
            <text:p>190.7340122</text:p>
          </table:table-cell>
          <table:table-cell office:value-type="float" office:value="3.12572276551969" calcext:value-type="float">
            <text:p>3.12572276551969</text:p>
          </table:table-cell>
          <table:table-cell office:value-type="float" office:value="170.98193" calcext:value-type="float">
            <text:p>170.98193</text:p>
          </table:table-cell>
          <table:table-cell office:value-type="float" office:value="191.0702175" calcext:value-type="float">
            <text:p>191.0702175</text:p>
          </table:table-cell>
          <table:table-cell office:value-type="float" office:value="191.90082" calcext:value-type="float">
            <text:p>191.90082</text:p>
          </table:table-cell>
          <table:table-cell office:value-type="float" office:value="192.048245" calcext:value-type="float">
            <text:p>192.048245</text:p>
          </table:table-cell>
          <table:table-cell office:value-type="float" office:value="192.33295" calcext:value-type="float">
            <text:p>192.33295</text:p>
          </table:table-cell>
          <table:table-cell office:value-type="float" office:value="190.90211485" calcext:value-type="float">
            <text:p>190.90211485</text:p>
          </table:table-cell>
          <table:table-cell office:value-type="float" office:value="190.759366352713" calcext:value-type="float">
            <text:p>190.759366352713</text:p>
          </table:table-cell>
          <table:table-cell office:value-type="float" office:value="191.0702175" calcext:value-type="float">
            <text:p>191.0702175</text:p>
          </table:table-cell>
          <table:table-cell table:number-columns-repeated="2" office:value-type="float" office:value="191.90082" calcext:value-type="float">
            <text:p>191.90082</text:p>
          </table:table-cell>
          <table:table-cell office:value-type="float" office:value="0.830602500000026" calcext:value-type="float">
            <text:p>0.830602500000026</text:p>
          </table:table-cell>
          <table:table-cell office:value-type="float" office:value="21.35102" calcext:value-type="float">
            <text:p>21.35102</text:p>
          </table:table-cell>
          <table:table-cell office:value-type="float" office:value="9.77014280688804" calcext:value-type="float">
            <text:p>9.77014280688804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187.7867468" calcext:value-type="float">
            <text:p>187.7867468</text:p>
          </table:table-cell>
          <table:table-cell office:value-type="float" office:value="3.28591502762433" calcext:value-type="float">
            <text:p>3.28591502762433</text:p>
          </table:table-cell>
          <table:table-cell office:value-type="float" office:value="183.0832" calcext:value-type="float">
            <text:p>183.0832</text:p>
          </table:table-cell>
          <table:table-cell office:value-type="float" office:value="184.4692125" calcext:value-type="float">
            <text:p>184.4692125</text:p>
          </table:table-cell>
          <table:table-cell office:value-type="float" office:value="188.01237" calcext:value-type="float">
            <text:p>188.01237</text:p>
          </table:table-cell>
          <table:table-cell office:value-type="float" office:value="190.879115" calcext:value-type="float">
            <text:p>190.879115</text:p>
          </table:table-cell>
          <table:table-cell office:value-type="float" office:value="192.15196" calcext:value-type="float">
            <text:p>192.15196</text:p>
          </table:table-cell>
          <table:table-cell office:value-type="float" office:value="186.12797965" calcext:value-type="float">
            <text:p>186.12797965</text:p>
          </table:table-cell>
          <table:table-cell office:value-type="float" office:value="187.815205824556" calcext:value-type="float">
            <text:p>187.815205824556</text:p>
          </table:table-cell>
          <table:table-cell office:value-type="float" office:value="184.4692125" calcext:value-type="float">
            <text:p>184.4692125</text:p>
          </table:table-cell>
          <table:table-cell table:number-columns-repeated="2" office:value-type="float" office:value="188.01237" calcext:value-type="float">
            <text:p>188.01237</text:p>
          </table:table-cell>
          <table:table-cell office:value-type="float" office:value="3.54315749999998" calcext:value-type="float">
            <text:p>3.54315749999998</text:p>
          </table:table-cell>
          <table:table-cell office:value-type="float" office:value="9.06876" calcext:value-type="float">
            <text:p>9.06876</text:p>
          </table:table-cell>
          <table:table-cell office:value-type="float" office:value="10.7972375687674" calcext:value-type="float">
            <text:p>10.7972375687674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196.5901005" calcext:value-type="float">
            <text:p>196.5901005</text:p>
          </table:table-cell>
          <table:table-cell office:value-type="float" office:value="3.7077854720853" calcext:value-type="float">
            <text:p>3.7077854720853</text:p>
          </table:table-cell>
          <table:table-cell office:value-type="float" office:value="187.07768" calcext:value-type="float">
            <text:p>187.07768</text:p>
          </table:table-cell>
          <table:table-cell office:value-type="float" office:value="196.0652825" calcext:value-type="float">
            <text:p>196.0652825</text:p>
          </table:table-cell>
          <table:table-cell office:value-type="float" office:value="197.656365" calcext:value-type="float">
            <text:p>197.656365</text:p>
          </table:table-cell>
          <table:table-cell office:value-type="float" office:value="199.6890175" calcext:value-type="float">
            <text:p>199.6890175</text:p>
          </table:table-cell>
          <table:table-cell office:value-type="float" office:value="200.18977" calcext:value-type="float">
            <text:p>200.18977</text:p>
          </table:table-cell>
          <table:table-cell office:value-type="float" office:value="196.3276915" calcext:value-type="float">
            <text:p>196.3276915</text:p>
          </table:table-cell>
          <table:table-cell office:value-type="float" office:value="196.624713123697" calcext:value-type="float">
            <text:p>196.624713123697</text:p>
          </table:table-cell>
          <table:table-cell office:value-type="float" office:value="196.0652825" calcext:value-type="float">
            <text:p>196.0652825</text:p>
          </table:table-cell>
          <table:table-cell table:number-columns-repeated="2" office:value-type="float" office:value="197.656365" calcext:value-type="float">
            <text:p>197.656365</text:p>
          </table:table-cell>
          <table:table-cell office:value-type="float" office:value="1.59108249999997" calcext:value-type="float">
            <text:p>1.59108249999997</text:p>
          </table:table-cell>
          <table:table-cell office:value-type="float" office:value="13.11209" calcext:value-type="float">
            <text:p>13.11209</text:p>
          </table:table-cell>
          <table:table-cell office:value-type="float" office:value="13.7476731070068" calcext:value-type="float">
            <text:p>13.7476731070068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97.6327033" calcext:value-type="float">
            <text:p>197.6327033</text:p>
          </table:table-cell>
          <table:table-cell office:value-type="float" office:value="4.34282981811552" calcext:value-type="float">
            <text:p>4.34282981811552</text:p>
          </table:table-cell>
          <table:table-cell office:value-type="float" office:value="192.425" calcext:value-type="float">
            <text:p>192.425</text:p>
          </table:table-cell>
          <table:table-cell office:value-type="float" office:value="193.047715" calcext:value-type="float">
            <text:p>193.047715</text:p>
          </table:table-cell>
          <table:table-cell office:value-type="float" office:value="196.584295" calcext:value-type="float">
            <text:p>196.584295</text:p>
          </table:table-cell>
          <table:table-cell office:value-type="float" office:value="202.1402925" calcext:value-type="float">
            <text:p>202.1402925</text:p>
          </table:table-cell>
          <table:table-cell office:value-type="float" office:value="204.06462" calcext:value-type="float">
            <text:p>204.06462</text:p>
          </table:table-cell>
          <table:table-cell office:value-type="float" office:value="194.816005" calcext:value-type="float">
            <text:p>194.816005</text:p>
          </table:table-cell>
          <table:table-cell office:value-type="float" office:value="197.679935711206" calcext:value-type="float">
            <text:p>197.679935711206</text:p>
          </table:table-cell>
          <table:table-cell office:value-type="float" office:value="193.047715" calcext:value-type="float">
            <text:p>193.047715</text:p>
          </table:table-cell>
          <table:table-cell table:number-columns-repeated="2" office:value-type="float" office:value="196.584295" calcext:value-type="float">
            <text:p>196.584295</text:p>
          </table:table-cell>
          <table:table-cell office:value-type="float" office:value="3.53657999999999" calcext:value-type="float">
            <text:p>3.53657999999999</text:p>
          </table:table-cell>
          <table:table-cell office:value-type="float" office:value="11.63962" calcext:value-type="float">
            <text:p>11.63962</text:p>
          </table:table-cell>
          <table:table-cell office:value-type="float" office:value="18.8601708291132" calcext:value-type="float">
            <text:p>18.8601708291132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196.6715279" calcext:value-type="float">
            <text:p>196.6715279</text:p>
          </table:table-cell>
          <table:table-cell office:value-type="float" office:value="4.10428219954275" calcext:value-type="float">
            <text:p>4.10428219954275</text:p>
          </table:table-cell>
          <table:table-cell office:value-type="float" office:value="189.87738" calcext:value-type="float">
            <text:p>189.87738</text:p>
          </table:table-cell>
          <table:table-cell office:value-type="float" office:value="193.9755175" calcext:value-type="float">
            <text:p>193.9755175</text:p>
          </table:table-cell>
          <table:table-cell office:value-type="float" office:value="195.177915" calcext:value-type="float">
            <text:p>195.177915</text:p>
          </table:table-cell>
          <table:table-cell office:value-type="float" office:value="199.85345" calcext:value-type="float">
            <text:p>199.85345</text:p>
          </table:table-cell>
          <table:table-cell office:value-type="float" office:value="204.51686" calcext:value-type="float">
            <text:p>204.51686</text:p>
          </table:table-cell>
          <table:table-cell office:value-type="float" office:value="194.57671625" calcext:value-type="float">
            <text:p>194.57671625</text:p>
          </table:table-cell>
          <table:table-cell office:value-type="float" office:value="196.713920624775" calcext:value-type="float">
            <text:p>196.713920624775</text:p>
          </table:table-cell>
          <table:table-cell office:value-type="float" office:value="193.9755175" calcext:value-type="float">
            <text:p>193.9755175</text:p>
          </table:table-cell>
          <table:table-cell table:number-columns-repeated="2" office:value-type="float" office:value="195.177915" calcext:value-type="float">
            <text:p>195.177915</text:p>
          </table:table-cell>
          <table:table-cell office:value-type="float" office:value="1.20239749999999" calcext:value-type="float">
            <text:p>1.20239749999999</text:p>
          </table:table-cell>
          <table:table-cell office:value-type="float" office:value="14.63948" calcext:value-type="float">
            <text:p>14.63948</text:p>
          </table:table-cell>
          <table:table-cell office:value-type="float" office:value="16.8451323734834" calcext:value-type="float">
            <text:p>16.8451323734834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183.8382311" calcext:value-type="float">
            <text:p>183.8382311</text:p>
          </table:table-cell>
          <table:table-cell office:value-type="float" office:value="2.79742850697713" calcext:value-type="float">
            <text:p>2.79742850697713</text:p>
          </table:table-cell>
          <table:table-cell office:value-type="float" office:value="178.443" calcext:value-type="float">
            <text:p>178.443</text:p>
          </table:table-cell>
          <table:table-cell office:value-type="float" office:value="181.7006825" calcext:value-type="float">
            <text:p>181.7006825</text:p>
          </table:table-cell>
          <table:table-cell office:value-type="float" office:value="183.37671" calcext:value-type="float">
            <text:p>183.37671</text:p>
          </table:table-cell>
          <table:table-cell office:value-type="float" office:value="185.247815" calcext:value-type="float">
            <text:p>185.247815</text:p>
          </table:table-cell>
          <table:table-cell office:value-type="float" office:value="189.66193" calcext:value-type="float">
            <text:p>189.66193</text:p>
          </table:table-cell>
          <table:table-cell office:value-type="float" office:value="182.53869625" calcext:value-type="float">
            <text:p>182.53869625</text:p>
          </table:table-cell>
          <table:table-cell office:value-type="float" office:value="183.859300999885" calcext:value-type="float">
            <text:p>183.859300999885</text:p>
          </table:table-cell>
          <table:table-cell office:value-type="float" office:value="181.7006825" calcext:value-type="float">
            <text:p>181.7006825</text:p>
          </table:table-cell>
          <table:table-cell table:number-columns-repeated="2" office:value-type="float" office:value="183.37671" calcext:value-type="float">
            <text:p>183.37671</text:p>
          </table:table-cell>
          <table:table-cell office:value-type="float" office:value="1.67602750000003" calcext:value-type="float">
            <text:p>1.67602750000003</text:p>
          </table:table-cell>
          <table:table-cell office:value-type="float" office:value="11.21893" calcext:value-type="float">
            <text:p>11.21893</text:p>
          </table:table-cell>
          <table:table-cell office:value-type="float" office:value="7.82560625164828" calcext:value-type="float">
            <text:p>7.82560625164828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165.6218474" calcext:value-type="float">
            <text:p>165.6218474</text:p>
          </table:table-cell>
          <table:table-cell office:value-type="float" office:value="8.20693854835763" calcext:value-type="float">
            <text:p>8.20693854835763</text:p>
          </table:table-cell>
          <table:table-cell office:value-type="float" office:value="151.9234" calcext:value-type="float">
            <text:p>151.9234</text:p>
          </table:table-cell>
          <table:table-cell office:value-type="float" office:value="159.53175" calcext:value-type="float">
            <text:p>159.53175</text:p>
          </table:table-cell>
          <table:table-cell office:value-type="float" office:value="162.57239" calcext:value-type="float">
            <text:p>162.57239</text:p>
          </table:table-cell>
          <table:table-cell office:value-type="float" office:value="175.1916675" calcext:value-type="float">
            <text:p>175.1916675</text:p>
          </table:table-cell>
          <table:table-cell office:value-type="float" office:value="178.11084" calcext:value-type="float">
            <text:p>178.11084</text:p>
          </table:table-cell>
          <table:table-cell office:value-type="float" office:value="161.05207" calcext:value-type="float">
            <text:p>161.05207</text:p>
          </table:table-cell>
          <table:table-cell office:value-type="float" office:value="165.823028069451" calcext:value-type="float">
            <text:p>165.823028069451</text:p>
          </table:table-cell>
          <table:table-cell office:value-type="float" office:value="159.53175" calcext:value-type="float">
            <text:p>159.53175</text:p>
          </table:table-cell>
          <table:table-cell table:number-columns-repeated="2" office:value-type="float" office:value="162.57239" calcext:value-type="float">
            <text:p>162.57239</text:p>
          </table:table-cell>
          <table:table-cell office:value-type="float" office:value="3.04063999999997" calcext:value-type="float">
            <text:p>3.04063999999997</text:p>
          </table:table-cell>
          <table:table-cell office:value-type="float" office:value="26.18744" calcext:value-type="float">
            <text:p>26.18744</text:p>
          </table:table-cell>
          <table:table-cell office:value-type="float" office:value="67.3538403365185" calcext:value-type="float">
            <text:p>67.3538403365185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141.1571701" calcext:value-type="float">
            <text:p>141.1571701</text:p>
          </table:table-cell>
          <table:table-cell office:value-type="float" office:value="5.58220900737705" calcext:value-type="float">
            <text:p>5.58220900737705</text:p>
          </table:table-cell>
          <table:table-cell office:value-type="float" office:value="129.50037" calcext:value-type="float">
            <text:p>129.50037</text:p>
          </table:table-cell>
          <table:table-cell office:value-type="float" office:value="138.73105" calcext:value-type="float">
            <text:p>138.73105</text:p>
          </table:table-cell>
          <table:table-cell office:value-type="float" office:value="141.80153" calcext:value-type="float">
            <text:p>141.80153</text:p>
          </table:table-cell>
          <table:table-cell office:value-type="float" office:value="144.980925" calcext:value-type="float">
            <text:p>144.980925</text:p>
          </table:table-cell>
          <table:table-cell office:value-type="float" office:value="151.52087" calcext:value-type="float">
            <text:p>151.52087</text:p>
          </table:table-cell>
          <table:table-cell office:value-type="float" office:value="139.94411005" calcext:value-type="float">
            <text:p>139.94411005</text:p>
          </table:table-cell>
          <table:table-cell office:value-type="float" office:value="141.266401233515" calcext:value-type="float">
            <text:p>141.266401233515</text:p>
          </table:table-cell>
          <table:table-cell office:value-type="float" office:value="138.73105" calcext:value-type="float">
            <text:p>138.73105</text:p>
          </table:table-cell>
          <table:table-cell table:number-columns-repeated="2" office:value-type="float" office:value="141.80153" calcext:value-type="float">
            <text:p>141.80153</text:p>
          </table:table-cell>
          <table:table-cell office:value-type="float" office:value="3.07048" calcext:value-type="float">
            <text:p>3.07048</text:p>
          </table:table-cell>
          <table:table-cell office:value-type="float" office:value="22.0205" calcext:value-type="float">
            <text:p>22.0205</text:p>
          </table:table-cell>
          <table:table-cell office:value-type="float" office:value="31.1610574020414" calcext:value-type="float">
            <text:p>31.1610574020414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127.87480258" calcext:value-type="float">
            <text:p>127.87480258</text:p>
          </table:table-cell>
          <table:table-cell office:value-type="float" office:value="1.28142605115796" calcext:value-type="float">
            <text:p>1.28142605115796</text:p>
          </table:table-cell>
          <table:table-cell office:value-type="float" office:value="126.0285" calcext:value-type="float">
            <text:p>126.0285</text:p>
          </table:table-cell>
          <table:table-cell office:value-type="float" office:value="126.979745" calcext:value-type="float">
            <text:p>126.979745</text:p>
          </table:table-cell>
          <table:table-cell office:value-type="float" office:value="127.412522" calcext:value-type="float">
            <text:p>127.412522</text:p>
          </table:table-cell>
          <table:table-cell office:value-type="float" office:value="128.475395" calcext:value-type="float">
            <text:p>128.475395</text:p>
          </table:table-cell>
          <table:table-cell office:value-type="float" office:value="130.66498" calcext:value-type="float">
            <text:p>130.66498</text:p>
          </table:table-cell>
          <table:table-cell office:value-type="float" office:value="127.1961335" calcext:value-type="float">
            <text:p>127.1961335</text:p>
          </table:table-cell>
          <table:table-cell office:value-type="float" office:value="127.881158764969" calcext:value-type="float">
            <text:p>127.881158764969</text:p>
          </table:table-cell>
          <table:table-cell office:value-type="float" office:value="126.979745" calcext:value-type="float">
            <text:p>126.979745</text:p>
          </table:table-cell>
          <table:table-cell table:number-columns-repeated="2" office:value-type="float" office:value="127.412522" calcext:value-type="float">
            <text:p>127.412522</text:p>
          </table:table-cell>
          <table:table-cell office:value-type="float" office:value="0.432777000000001" calcext:value-type="float">
            <text:p>0.432777000000001</text:p>
          </table:table-cell>
          <table:table-cell office:value-type="float" office:value="4.63648000000002" calcext:value-type="float">
            <text:p>4.63648000000002</text:p>
          </table:table-cell>
          <table:table-cell office:value-type="float" office:value="1.64205272458629" calcext:value-type="float">
            <text:p>1.64205272458629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133.1106804" calcext:value-type="float">
            <text:p>133.1106804</text:p>
          </table:table-cell>
          <table:table-cell office:value-type="float" office:value="1.69467513433376" calcext:value-type="float">
            <text:p>1.69467513433376</text:p>
          </table:table-cell>
          <table:table-cell office:value-type="float" office:value="130.34485" calcext:value-type="float">
            <text:p>130.34485</text:p>
          </table:table-cell>
          <table:table-cell office:value-type="float" office:value="132.022345" calcext:value-type="float">
            <text:p>132.022345</text:p>
          </table:table-cell>
          <table:table-cell office:value-type="float" office:value="133.07898" calcext:value-type="float">
            <text:p>133.07898</text:p>
          </table:table-cell>
          <table:table-cell office:value-type="float" office:value="134.4687875" calcext:value-type="float">
            <text:p>134.4687875</text:p>
          </table:table-cell>
          <table:table-cell office:value-type="float" office:value="135.98163" calcext:value-type="float">
            <text:p>135.98163</text:p>
          </table:table-cell>
          <table:table-cell office:value-type="float" office:value="132.5506625" calcext:value-type="float">
            <text:p>132.5506625</text:p>
          </table:table-cell>
          <table:table-cell office:value-type="float" office:value="133.121359822997" calcext:value-type="float">
            <text:p>133.121359822997</text:p>
          </table:table-cell>
          <table:table-cell office:value-type="float" office:value="132.022345" calcext:value-type="float">
            <text:p>132.022345</text:p>
          </table:table-cell>
          <table:table-cell table:number-columns-repeated="2" office:value-type="float" office:value="133.07898" calcext:value-type="float">
            <text:p>133.07898</text:p>
          </table:table-cell>
          <table:table-cell office:value-type="float" office:value="1.056635" calcext:value-type="float">
            <text:p>1.056635</text:p>
          </table:table-cell>
          <table:table-cell office:value-type="float" office:value="5.63677999999999" calcext:value-type="float">
            <text:p>5.63677999999999</text:p>
          </table:table-cell>
          <table:table-cell office:value-type="float" office:value="2.87192381092913" calcext:value-type="float">
            <text:p>2.87192381092913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36.1019538" calcext:value-type="float">
            <text:p>136.1019538</text:p>
          </table:table-cell>
          <table:table-cell office:value-type="float" office:value="3.71623759126497" calcext:value-type="float">
            <text:p>3.71623759126497</text:p>
          </table:table-cell>
          <table:table-cell office:value-type="float" office:value="131.09064" calcext:value-type="float">
            <text:p>131.09064</text:p>
          </table:table-cell>
          <table:table-cell office:value-type="float" office:value="131.9813725" calcext:value-type="float">
            <text:p>131.9813725</text:p>
          </table:table-cell>
          <table:table-cell office:value-type="float" office:value="136.796535" calcext:value-type="float">
            <text:p>136.796535</text:p>
          </table:table-cell>
          <table:table-cell office:value-type="float" office:value="139.9603875" calcext:value-type="float">
            <text:p>139.9603875</text:p>
          </table:table-cell>
          <table:table-cell office:value-type="float" office:value="140.7467" calcext:value-type="float">
            <text:p>140.7467</text:p>
          </table:table-cell>
          <table:table-cell office:value-type="float" office:value="134.04166315" calcext:value-type="float">
            <text:p>134.04166315</text:p>
          </table:table-cell>
          <table:table-cell office:value-type="float" office:value="136.152172754583" calcext:value-type="float">
            <text:p>136.152172754583</text:p>
          </table:table-cell>
          <table:table-cell office:value-type="float" office:value="131.9813725" calcext:value-type="float">
            <text:p>131.9813725</text:p>
          </table:table-cell>
          <table:table-cell table:number-columns-repeated="2" office:value-type="float" office:value="136.796535" calcext:value-type="float">
            <text:p>136.796535</text:p>
          </table:table-cell>
          <table:table-cell office:value-type="float" office:value="4.81516249999999" calcext:value-type="float">
            <text:p>4.81516249999999</text:p>
          </table:table-cell>
          <table:table-cell office:value-type="float" office:value="9.65606000000003" calcext:value-type="float">
            <text:p>9.65606000000003</text:p>
          </table:table-cell>
          <table:table-cell office:value-type="float" office:value="13.8104218347309" calcext:value-type="float">
            <text:p>13.8104218347309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138.1717957" calcext:value-type="float">
            <text:p>138.1717957</text:p>
          </table:table-cell>
          <table:table-cell office:value-type="float" office:value="2.30131065153867" calcext:value-type="float">
            <text:p>2.30131065153867</text:p>
          </table:table-cell>
          <table:table-cell office:value-type="float" office:value="134.92984" calcext:value-type="float">
            <text:p>134.92984</text:p>
          </table:table-cell>
          <table:table-cell office:value-type="float" office:value="136.004075" calcext:value-type="float">
            <text:p>136.004075</text:p>
          </table:table-cell>
          <table:table-cell office:value-type="float" office:value="137.438765" calcext:value-type="float">
            <text:p>137.438765</text:p>
          </table:table-cell>
          <table:table-cell office:value-type="float" office:value="140.315685" calcext:value-type="float">
            <text:p>140.315685</text:p>
          </table:table-cell>
          <table:table-cell office:value-type="float" office:value="142.2941" calcext:value-type="float">
            <text:p>142.2941</text:p>
          </table:table-cell>
          <table:table-cell office:value-type="float" office:value="136.72142" calcext:value-type="float">
            <text:p>136.72142</text:p>
          </table:table-cell>
          <table:table-cell office:value-type="float" office:value="138.19076741002" calcext:value-type="float">
            <text:p>138.19076741002</text:p>
          </table:table-cell>
          <table:table-cell office:value-type="float" office:value="136.004075" calcext:value-type="float">
            <text:p>136.004075</text:p>
          </table:table-cell>
          <table:table-cell table:number-columns-repeated="2" office:value-type="float" office:value="137.438765" calcext:value-type="float">
            <text:p>137.438765</text:p>
          </table:table-cell>
          <table:table-cell office:value-type="float" office:value="1.43468999999999" calcext:value-type="float">
            <text:p>1.43468999999999</text:p>
          </table:table-cell>
          <table:table-cell office:value-type="float" office:value="7.36426" calcext:value-type="float">
            <text:p>7.36426</text:p>
          </table:table-cell>
          <table:table-cell office:value-type="float" office:value="5.29603071488536" calcext:value-type="float">
            <text:p>5.29603071488536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141.4532054" calcext:value-type="float">
            <text:p>141.4532054</text:p>
          </table:table-cell>
          <table:table-cell office:value-type="float" office:value="1.21346645169478" calcext:value-type="float">
            <text:p>1.21346645169478</text:p>
          </table:table-cell>
          <table:table-cell office:value-type="float" office:value="139.16583" calcext:value-type="float">
            <text:p>139.16583</text:p>
          </table:table-cell>
          <table:table-cell office:value-type="float" office:value="140.3362275" calcext:value-type="float">
            <text:p>140.3362275</text:p>
          </table:table-cell>
          <table:table-cell office:value-type="float" office:value="141.514055" calcext:value-type="float">
            <text:p>141.514055</text:p>
          </table:table-cell>
          <table:table-cell office:value-type="float" office:value="142.50695" calcext:value-type="float">
            <text:p>142.50695</text:p>
          </table:table-cell>
          <table:table-cell office:value-type="float" office:value="143.37619" calcext:value-type="float">
            <text:p>143.37619</text:p>
          </table:table-cell>
          <table:table-cell office:value-type="float" office:value="140.89471645" calcext:value-type="float">
            <text:p>140.89471645</text:p>
          </table:table-cell>
          <table:table-cell office:value-type="float" office:value="141.45835816153" calcext:value-type="float">
            <text:p>141.45835816153</text:p>
          </table:table-cell>
          <table:table-cell office:value-type="float" office:value="140.3362275" calcext:value-type="float">
            <text:p>140.3362275</text:p>
          </table:table-cell>
          <table:table-cell table:number-columns-repeated="2" office:value-type="float" office:value="141.514055" calcext:value-type="float">
            <text:p>141.514055</text:p>
          </table:table-cell>
          <table:table-cell office:value-type="float" office:value="1.17782749999998" calcext:value-type="float">
            <text:p>1.17782749999998</text:p>
          </table:table-cell>
          <table:table-cell office:value-type="float" office:value="4.21035999999998" calcext:value-type="float">
            <text:p>4.21035999999998</text:p>
          </table:table-cell>
          <table:table-cell office:value-type="float" office:value="1.47250082938873" calcext:value-type="float">
            <text:p>1.47250082938873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140.1122993" calcext:value-type="float">
            <text:p>140.1122993</text:p>
          </table:table-cell>
          <table:table-cell office:value-type="float" office:value="2.21455895984022" calcext:value-type="float">
            <text:p>2.21455895984022</text:p>
          </table:table-cell>
          <table:table-cell office:value-type="float" office:value="136.67853" calcext:value-type="float">
            <text:p>136.67853</text:p>
          </table:table-cell>
          <table:table-cell office:value-type="float" office:value="137.9314825" calcext:value-type="float">
            <text:p>137.9314825</text:p>
          </table:table-cell>
          <table:table-cell office:value-type="float" office:value="140.28038" calcext:value-type="float">
            <text:p>140.28038</text:p>
          </table:table-cell>
          <table:table-cell office:value-type="float" office:value="142.1500975" calcext:value-type="float">
            <text:p>142.1500975</text:p>
          </table:table-cell>
          <table:table-cell office:value-type="float" office:value="143.3852" calcext:value-type="float">
            <text:p>143.3852</text:p>
          </table:table-cell>
          <table:table-cell office:value-type="float" office:value="139.0218909" calcext:value-type="float">
            <text:p>139.0218909</text:p>
          </table:table-cell>
          <table:table-cell office:value-type="float" office:value="140.129624433257" calcext:value-type="float">
            <text:p>140.129624433257</text:p>
          </table:table-cell>
          <table:table-cell office:value-type="float" office:value="137.9314825" calcext:value-type="float">
            <text:p>137.9314825</text:p>
          </table:table-cell>
          <table:table-cell table:number-columns-repeated="2" office:value-type="float" office:value="140.28038" calcext:value-type="float">
            <text:p>140.28038</text:p>
          </table:table-cell>
          <table:table-cell office:value-type="float" office:value="2.34889749999996" calcext:value-type="float">
            <text:p>2.34889749999996</text:p>
          </table:table-cell>
          <table:table-cell office:value-type="float" office:value="6.70667" calcext:value-type="float">
            <text:p>6.70667</text:p>
          </table:table-cell>
          <table:table-cell office:value-type="float" office:value="4.90427138660859" calcext:value-type="float">
            <text:p>4.90427138660859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142.2377296" calcext:value-type="float">
            <text:p>142.2377296</text:p>
          </table:table-cell>
          <table:table-cell office:value-type="float" office:value="1.54916527600956" calcext:value-type="float">
            <text:p>1.54916527600956</text:p>
          </table:table-cell>
          <table:table-cell office:value-type="float" office:value="140.1347" calcext:value-type="float">
            <text:p>140.1347</text:p>
          </table:table-cell>
          <table:table-cell office:value-type="float" office:value="141.211345" calcext:value-type="float">
            <text:p>141.211345</text:p>
          </table:table-cell>
          <table:table-cell office:value-type="float" office:value="141.67517" calcext:value-type="float">
            <text:p>141.67517</text:p>
          </table:table-cell>
          <table:table-cell office:value-type="float" office:value="142.9786525" calcext:value-type="float">
            <text:p>142.9786525</text:p>
          </table:table-cell>
          <table:table-cell office:value-type="float" office:value="146.00372" calcext:value-type="float">
            <text:p>146.00372</text:p>
          </table:table-cell>
          <table:table-cell office:value-type="float" office:value="141.4432575" calcext:value-type="float">
            <text:p>141.4432575</text:p>
          </table:table-cell>
          <table:table-cell office:value-type="float" office:value="142.246081266531" calcext:value-type="float">
            <text:p>142.246081266531</text:p>
          </table:table-cell>
          <table:table-cell office:value-type="float" office:value="141.211345" calcext:value-type="float">
            <text:p>141.211345</text:p>
          </table:table-cell>
          <table:table-cell table:number-columns-repeated="2" office:value-type="float" office:value="141.67517" calcext:value-type="float">
            <text:p>141.67517</text:p>
          </table:table-cell>
          <table:table-cell office:value-type="float" office:value="0.463824999999986" calcext:value-type="float">
            <text:p>0.463824999999986</text:p>
          </table:table-cell>
          <table:table-cell office:value-type="float" office:value="5.86901999999998" calcext:value-type="float">
            <text:p>5.86901999999998</text:p>
          </table:table-cell>
          <table:table-cell office:value-type="float" office:value="2.39991305239377" calcext:value-type="float">
            <text:p>2.39991305239377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143.3452687" calcext:value-type="float">
            <text:p>143.3452687</text:p>
          </table:table-cell>
          <table:table-cell office:value-type="float" office:value="1.58634297784778" calcext:value-type="float">
            <text:p>1.58634297784778</text:p>
          </table:table-cell>
          <table:table-cell office:value-type="float" office:value="141.06757" calcext:value-type="float">
            <text:p>141.06757</text:p>
          </table:table-cell>
          <table:table-cell office:value-type="float" office:value="142.18226" calcext:value-type="float">
            <text:p>142.18226</text:p>
          </table:table-cell>
          <table:table-cell office:value-type="float" office:value="143.05075" calcext:value-type="float">
            <text:p>143.05075</text:p>
          </table:table-cell>
          <table:table-cell office:value-type="float" office:value="144.6507575" calcext:value-type="float">
            <text:p>144.6507575</text:p>
          </table:table-cell>
          <table:table-cell office:value-type="float" office:value="146.97385" calcext:value-type="float">
            <text:p>146.97385</text:p>
          </table:table-cell>
          <table:table-cell office:value-type="float" office:value="142.616505" calcext:value-type="float">
            <text:p>142.616505</text:p>
          </table:table-cell>
          <table:table-cell office:value-type="float" office:value="143.353958361387" calcext:value-type="float">
            <text:p>143.353958361387</text:p>
          </table:table-cell>
          <table:table-cell office:value-type="float" office:value="142.18226" calcext:value-type="float">
            <text:p>142.18226</text:p>
          </table:table-cell>
          <table:table-cell table:number-columns-repeated="2" office:value-type="float" office:value="143.05075" calcext:value-type="float">
            <text:p>143.05075</text:p>
          </table:table-cell>
          <table:table-cell office:value-type="float" office:value="0.86848999999998" calcext:value-type="float">
            <text:p>0.86848999999998</text:p>
          </table:table-cell>
          <table:table-cell office:value-type="float" office:value="5.90628000000001" calcext:value-type="float">
            <text:p>5.90628000000001</text:p>
          </table:table-cell>
          <table:table-cell office:value-type="float" office:value="2.51648404336698" calcext:value-type="float">
            <text:p>2.51648404336698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42.0711206" calcext:value-type="float">
            <text:p>142.0711206</text:p>
          </table:table-cell>
          <table:table-cell office:value-type="float" office:value="0.661354509394626" calcext:value-type="float">
            <text:p>0.661354509394626</text:p>
          </table:table-cell>
          <table:table-cell office:value-type="float" office:value="140.74097" calcext:value-type="float">
            <text:p>140.74097</text:p>
          </table:table-cell>
          <table:table-cell office:value-type="float" office:value="141.460785" calcext:value-type="float">
            <text:p>141.460785</text:p>
          </table:table-cell>
          <table:table-cell office:value-type="float" office:value="142.08856" calcext:value-type="float">
            <text:p>142.08856</text:p>
          </table:table-cell>
          <table:table-cell office:value-type="float" office:value="142.6454975" calcext:value-type="float">
            <text:p>142.6454975</text:p>
          </table:table-cell>
          <table:table-cell office:value-type="float" office:value="143.17151" calcext:value-type="float">
            <text:p>143.17151</text:p>
          </table:table-cell>
          <table:table-cell office:value-type="float" office:value="141.7659528" calcext:value-type="float">
            <text:p>141.7659528</text:p>
          </table:table-cell>
          <table:table-cell office:value-type="float" office:value="142.072644532398" calcext:value-type="float">
            <text:p>142.072644532398</text:p>
          </table:table-cell>
          <table:table-cell office:value-type="float" office:value="141.460785" calcext:value-type="float">
            <text:p>141.460785</text:p>
          </table:table-cell>
          <table:table-cell table:number-columns-repeated="2" office:value-type="float" office:value="142.08856" calcext:value-type="float">
            <text:p>142.08856</text:p>
          </table:table-cell>
          <table:table-cell office:value-type="float" office:value="0.627774999999986" calcext:value-type="float">
            <text:p>0.627774999999986</text:p>
          </table:table-cell>
          <table:table-cell office:value-type="float" office:value="2.43054000000001" calcext:value-type="float">
            <text:p>2.43054000000001</text:p>
          </table:table-cell>
          <table:table-cell office:value-type="float" office:value="0.437389787096606" calcext:value-type="float">
            <text:p>0.437389787096606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144.146455" calcext:value-type="float">
            <text:p>144.146455</text:p>
          </table:table-cell>
          <table:table-cell office:value-type="float" office:value="1.06317531114548" calcext:value-type="float">
            <text:p>1.06317531114548</text:p>
          </table:table-cell>
          <table:table-cell office:value-type="float" office:value="141.48773" calcext:value-type="float">
            <text:p>141.48773</text:p>
          </table:table-cell>
          <table:table-cell office:value-type="float" office:value="143.9430075" calcext:value-type="float">
            <text:p>143.9430075</text:p>
          </table:table-cell>
          <table:table-cell office:value-type="float" office:value="144.421905" calcext:value-type="float">
            <text:p>144.421905</text:p>
          </table:table-cell>
          <table:table-cell office:value-type="float" office:value="144.79999" calcext:value-type="float">
            <text:p>144.79999</text:p>
          </table:table-cell>
          <table:table-cell office:value-type="float" office:value="145.80618" calcext:value-type="float">
            <text:p>145.80618</text:p>
          </table:table-cell>
          <table:table-cell office:value-type="float" office:value="144.04473125" calcext:value-type="float">
            <text:p>144.04473125</text:p>
          </table:table-cell>
          <table:table-cell office:value-type="float" office:value="144.1503365497" calcext:value-type="float">
            <text:p>144.1503365497</text:p>
          </table:table-cell>
          <table:table-cell office:value-type="float" office:value="143.9430075" calcext:value-type="float">
            <text:p>143.9430075</text:p>
          </table:table-cell>
          <table:table-cell table:number-columns-repeated="2" office:value-type="float" office:value="144.421905" calcext:value-type="float">
            <text:p>144.421905</text:p>
          </table:table-cell>
          <table:table-cell office:value-type="float" office:value="0.478897500000016" calcext:value-type="float">
            <text:p>0.478897500000016</text:p>
          </table:table-cell>
          <table:table-cell office:value-type="float" office:value="4.31845000000001" calcext:value-type="float">
            <text:p>4.31845000000001</text:p>
          </table:table-cell>
          <table:table-cell office:value-type="float" office:value="1.13034174222929" calcext:value-type="float">
            <text:p>1.13034174222929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139.36894245" calcext:value-type="float">
            <text:p>139.36894245</text:p>
          </table:table-cell>
          <table:table-cell office:value-type="float" office:value="5.52304477595733" calcext:value-type="float">
            <text:p>5.52304477595733</text:p>
          </table:table-cell>
          <table:table-cell office:value-type="float" office:value="126.75763" calcext:value-type="float">
            <text:p>126.75763</text:p>
          </table:table-cell>
          <table:table-cell office:value-type="float" office:value="136.14597" calcext:value-type="float">
            <text:p>136.14597</text:p>
          </table:table-cell>
          <table:table-cell office:value-type="float" office:value="139.167295" calcext:value-type="float">
            <text:p>139.167295</text:p>
          </table:table-cell>
          <table:table-cell office:value-type="float" office:value="144.5871925" calcext:value-type="float">
            <text:p>144.5871925</text:p>
          </table:table-cell>
          <table:table-cell office:value-type="float" office:value="146.8197" calcext:value-type="float">
            <text:p>146.8197</text:p>
          </table:table-cell>
          <table:table-cell office:value-type="float" office:value="137.6566325" calcext:value-type="float">
            <text:p>137.6566325</text:p>
          </table:table-cell>
          <table:table-cell office:value-type="float" office:value="139.47724224042" calcext:value-type="float">
            <text:p>139.47724224042</text:p>
          </table:table-cell>
          <table:table-cell office:value-type="float" office:value="136.14597" calcext:value-type="float">
            <text:p>136.14597</text:p>
          </table:table-cell>
          <table:table-cell table:number-columns-repeated="2" office:value-type="float" office:value="139.167295" calcext:value-type="float">
            <text:p>139.167295</text:p>
          </table:table-cell>
          <table:table-cell office:value-type="float" office:value="3.02132500000005" calcext:value-type="float">
            <text:p>3.02132500000005</text:p>
          </table:table-cell>
          <table:table-cell office:value-type="float" office:value="20.06207" calcext:value-type="float">
            <text:p>20.06207</text:p>
          </table:table-cell>
          <table:table-cell office:value-type="float" office:value="30.5040235972296" calcext:value-type="float">
            <text:p>30.5040235972296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109.16844851" calcext:value-type="float">
            <text:p>109.16844851</text:p>
          </table:table-cell>
          <table:table-cell office:value-type="float" office:value="10.1277080650219" calcext:value-type="float">
            <text:p>10.1277080650219</text:p>
          </table:table-cell>
          <table:table-cell office:value-type="float" office:value="89.39374" calcext:value-type="float">
            <text:p>89.39374</text:p>
          </table:table-cell>
          <table:table-cell office:value-type="float" office:value="102.58072" calcext:value-type="float">
            <text:p>102.58072</text:p>
          </table:table-cell>
          <table:table-cell office:value-type="float" office:value="111.4244825" calcext:value-type="float">
            <text:p>111.4244825</text:p>
          </table:table-cell>
          <table:table-cell office:value-type="float" office:value="116.721994" calcext:value-type="float">
            <text:p>116.721994</text:p>
          </table:table-cell>
          <table:table-cell office:value-type="float" office:value="126.26517" calcext:value-type="float">
            <text:p>126.26517</text:p>
          </table:table-cell>
          <table:table-cell office:value-type="float" office:value="105.874584255" calcext:value-type="float">
            <text:p>105.874584255</text:p>
          </table:table-cell>
          <table:table-cell office:value-type="float" office:value="109.632544967379" calcext:value-type="float">
            <text:p>109.632544967379</text:p>
          </table:table-cell>
          <table:table-cell office:value-type="float" office:value="102.58072" calcext:value-type="float">
            <text:p>102.58072</text:p>
          </table:table-cell>
          <table:table-cell table:number-columns-repeated="2" office:value-type="float" office:value="111.4244825" calcext:value-type="float">
            <text:p>111.4244825</text:p>
          </table:table-cell>
          <table:table-cell office:value-type="float" office:value="8.8437625" calcext:value-type="float">
            <text:p>8.8437625</text:p>
          </table:table-cell>
          <table:table-cell office:value-type="float" office:value="36.87143" calcext:value-type="float">
            <text:p>36.87143</text:p>
          </table:table-cell>
          <table:table-cell office:value-type="float" office:value="102.57047065031" calcext:value-type="float">
            <text:p>102.57047065031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74.92712013" calcext:value-type="float">
            <text:p>74.92712013</text:p>
          </table:table-cell>
          <table:table-cell office:value-type="float" office:value="7.54385310462123" calcext:value-type="float">
            <text:p>7.54385310462123</text:p>
          </table:table-cell>
          <table:table-cell office:value-type="float" office:value="65.88199" calcext:value-type="float">
            <text:p>65.88199</text:p>
          </table:table-cell>
          <table:table-cell office:value-type="float" office:value="67.65581" calcext:value-type="float">
            <text:p>67.65581</text:p>
          </table:table-cell>
          <table:table-cell office:value-type="float" office:value="73.15199" calcext:value-type="float">
            <text:p>73.15199</text:p>
          </table:table-cell>
          <table:table-cell office:value-type="float" office:value="82.399065" calcext:value-type="float">
            <text:p>82.399065</text:p>
          </table:table-cell>
          <table:table-cell office:value-type="float" office:value="88.92151" calcext:value-type="float">
            <text:p>88.92151</text:p>
          </table:table-cell>
          <table:table-cell office:value-type="float" office:value="74.039555065" calcext:value-type="float">
            <text:p>74.039555065</text:p>
          </table:table-cell>
          <table:table-cell office:value-type="float" office:value="75.3021510545543" calcext:value-type="float">
            <text:p>75.3021510545543</text:p>
          </table:table-cell>
          <table:table-cell office:value-type="float" office:value="67.65581" calcext:value-type="float">
            <text:p>67.65581</text:p>
          </table:table-cell>
          <table:table-cell table:number-columns-repeated="2" office:value-type="float" office:value="73.15199" calcext:value-type="float">
            <text:p>73.15199</text:p>
          </table:table-cell>
          <table:table-cell office:value-type="float" office:value="5.49618" calcext:value-type="float">
            <text:p>5.49618</text:p>
          </table:table-cell>
          <table:table-cell office:value-type="float" office:value="23.03952" calcext:value-type="float">
            <text:p>23.03952</text:p>
          </table:table-cell>
          <table:table-cell office:value-type="float" office:value="56.9097196641033" calcext:value-type="float">
            <text:p>56.9097196641033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73.30635223" calcext:value-type="float">
            <text:p>73.30635223</text:p>
          </table:table-cell>
          <table:table-cell office:value-type="float" office:value="4.4361918176858" calcext:value-type="float">
            <text:p>4.4361918176858</text:p>
          </table:table-cell>
          <table:table-cell office:value-type="float" office:value="65.93558" calcext:value-type="float">
            <text:p>65.93558</text:p>
          </table:table-cell>
          <table:table-cell office:value-type="float" office:value="68.2631835" calcext:value-type="float">
            <text:p>68.2631835</text:p>
          </table:table-cell>
          <table:table-cell office:value-type="float" office:value="75.9797525" calcext:value-type="float">
            <text:p>75.9797525</text:p>
          </table:table-cell>
          <table:table-cell office:value-type="float" office:value="76.9734825" calcext:value-type="float">
            <text:p>76.9734825</text:p>
          </table:table-cell>
          <table:table-cell office:value-type="float" office:value="77.85254" calcext:value-type="float">
            <text:p>77.85254</text:p>
          </table:table-cell>
          <table:table-cell office:value-type="float" office:value="74.643052365" calcext:value-type="float">
            <text:p>74.643052365</text:p>
          </table:table-cell>
          <table:table-cell office:value-type="float" office:value="73.4391195285843" calcext:value-type="float">
            <text:p>73.4391195285843</text:p>
          </table:table-cell>
          <table:table-cell office:value-type="float" office:value="68.2631835" calcext:value-type="float">
            <text:p>68.2631835</text:p>
          </table:table-cell>
          <table:table-cell table:number-columns-repeated="2" office:value-type="float" office:value="75.9797525" calcext:value-type="float">
            <text:p>75.9797525</text:p>
          </table:table-cell>
          <table:table-cell office:value-type="float" office:value="7.71656899999999" calcext:value-type="float">
            <text:p>7.71656899999999</text:p>
          </table:table-cell>
          <table:table-cell office:value-type="float" office:value="11.91696" calcext:value-type="float">
            <text:p>11.91696</text:p>
          </table:table-cell>
          <table:table-cell office:value-type="float" office:value="19.6797978433024" calcext:value-type="float">
            <text:p>19.6797978433024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79.4637147500001" calcext:value-type="float">
            <text:p>79.4637147500001</text:p>
          </table:table-cell>
          <table:table-cell office:value-type="float" office:value="2.94586116357247" calcext:value-type="float">
            <text:p>2.94586116357247</text:p>
          </table:table-cell>
          <table:table-cell office:value-type="float" office:value="74.86493" calcext:value-type="float">
            <text:p>74.86493</text:p>
          </table:table-cell>
          <table:table-cell office:value-type="float" office:value="76.972533" calcext:value-type="float">
            <text:p>76.972533</text:p>
          </table:table-cell>
          <table:table-cell office:value-type="float" office:value="79.309205" calcext:value-type="float">
            <text:p>79.309205</text:p>
          </table:table-cell>
          <table:table-cell office:value-type="float" office:value="82.21719375" calcext:value-type="float">
            <text:p>82.21719375</text:p>
          </table:table-cell>
          <table:table-cell office:value-type="float" office:value="83.91647" calcext:value-type="float">
            <text:p>83.91647</text:p>
          </table:table-cell>
          <table:table-cell office:value-type="float" office:value="79.386459875" calcext:value-type="float">
            <text:p>79.386459875</text:p>
          </table:table-cell>
          <table:table-cell office:value-type="float" office:value="79.5177544884441" calcext:value-type="float">
            <text:p>79.5177544884441</text:p>
          </table:table-cell>
          <table:table-cell office:value-type="float" office:value="76.972533" calcext:value-type="float">
            <text:p>76.972533</text:p>
          </table:table-cell>
          <table:table-cell table:number-columns-repeated="2" office:value-type="float" office:value="79.309205" calcext:value-type="float">
            <text:p>79.309205</text:p>
          </table:table-cell>
          <table:table-cell office:value-type="float" office:value="2.33667199999999" calcext:value-type="float">
            <text:p>2.33667199999999</text:p>
          </table:table-cell>
          <table:table-cell office:value-type="float" office:value="9.05153999999999" calcext:value-type="float">
            <text:p>9.05153999999999</text:p>
          </table:table-cell>
          <table:table-cell office:value-type="float" office:value="8.67809799504455" calcext:value-type="float">
            <text:p>8.67809799504455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85.35509054" calcext:value-type="float">
            <text:p>85.35509054</text:p>
          </table:table-cell>
          <table:table-cell office:value-type="float" office:value="2.56179936802593" calcext:value-type="float">
            <text:p>2.56179936802593</text:p>
          </table:table-cell>
          <table:table-cell office:value-type="float" office:value="81.19922" calcext:value-type="float">
            <text:p>81.19922</text:p>
          </table:table-cell>
          <table:table-cell office:value-type="float" office:value="83.23844" calcext:value-type="float">
            <text:p>83.23844</text:p>
          </table:table-cell>
          <table:table-cell office:value-type="float" office:value="85.48181" calcext:value-type="float">
            <text:p>85.48181</text:p>
          </table:table-cell>
          <table:table-cell office:value-type="float" office:value="87.53292" calcext:value-type="float">
            <text:p>87.53292</text:p>
          </table:table-cell>
          <table:table-cell office:value-type="float" office:value="90.56561" calcext:value-type="float">
            <text:p>90.56561</text:p>
          </table:table-cell>
          <table:table-cell office:value-type="float" office:value="85.41845027" calcext:value-type="float">
            <text:p>85.41845027</text:p>
          </table:table-cell>
          <table:table-cell office:value-type="float" office:value="85.3931418143963" calcext:value-type="float">
            <text:p>85.3931418143963</text:p>
          </table:table-cell>
          <table:table-cell office:value-type="float" office:value="83.23844" calcext:value-type="float">
            <text:p>83.23844</text:p>
          </table:table-cell>
          <table:table-cell table:number-columns-repeated="2" office:value-type="float" office:value="85.48181" calcext:value-type="float">
            <text:p>85.48181</text:p>
          </table:table-cell>
          <table:table-cell office:value-type="float" office:value="2.24337" calcext:value-type="float">
            <text:p>2.24337</text:p>
          </table:table-cell>
          <table:table-cell office:value-type="float" office:value="9.36639" calcext:value-type="float">
            <text:p>9.36639</text:p>
          </table:table-cell>
          <table:table-cell office:value-type="float" office:value="6.56281600201805" calcext:value-type="float">
            <text:p>6.56281600201805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93" calcext:value-type="float">
            <text:p>93</text:p>
          </table:table-cell>
          <table:table-cell office:value-type="float" office:value="90.8020444193548" calcext:value-type="float">
            <text:p>90.8020444193548</text:p>
          </table:table-cell>
          <table:table-cell office:value-type="float" office:value="0.629534932745618" calcext:value-type="float">
            <text:p>0.629534932745618</text:p>
          </table:table-cell>
          <table:table-cell office:value-type="float" office:value="89.59012" calcext:value-type="float">
            <text:p>89.59012</text:p>
          </table:table-cell>
          <table:table-cell office:value-type="float" office:value="90.399536" calcext:value-type="float">
            <text:p>90.399536</text:p>
          </table:table-cell>
          <table:table-cell office:value-type="float" office:value="90.71988" calcext:value-type="float">
            <text:p>90.71988</text:p>
          </table:table-cell>
          <table:table-cell office:value-type="float" office:value="91.11954" calcext:value-type="float">
            <text:p>91.11954</text:p>
          </table:table-cell>
          <table:table-cell office:value-type="float" office:value="92.105194" calcext:value-type="float">
            <text:p>92.105194</text:p>
          </table:table-cell>
          <table:table-cell office:value-type="float" office:value="90.7609622096774" calcext:value-type="float">
            <text:p>90.7609622096774</text:p>
          </table:table-cell>
          <table:table-cell office:value-type="float" office:value="90.804203226077" calcext:value-type="float">
            <text:p>90.804203226077</text:p>
          </table:table-cell>
          <table:table-cell office:value-type="float" office:value="90.399536" calcext:value-type="float">
            <text:p>90.399536</text:p>
          </table:table-cell>
          <table:table-cell table:number-columns-repeated="2" office:value-type="float" office:value="90.71988" calcext:value-type="float">
            <text:p>90.71988</text:p>
          </table:table-cell>
          <table:table-cell office:value-type="float" office:value="0.320344000000006" calcext:value-type="float">
            <text:p>0.320344000000006</text:p>
          </table:table-cell>
          <table:table-cell office:value-type="float" office:value="2.515074" calcext:value-type="float">
            <text:p>2.515074</text:p>
          </table:table-cell>
          <table:table-cell office:value-type="float" office:value="0.396314231547029" calcext:value-type="float">
            <text:p>0.396314231547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1:45:34.617659678</meta:creation-date>
    <dc:date>2020-04-16T22:07:57.736588021</dc:date>
    <meta:editing-duration>PT22M17S</meta:editing-duration>
    <meta:editing-cycles>15</meta:editing-cycles>
    <meta:generator>LibreOffice/6.3.5.2$Linux_X86_64 LibreOffice_project/30$Build-2</meta:generator>
    <meta:document-statistic meta:table-count="1" meta:cell-count="441" meta:object-count="0"/>
  </office:meta>
</office:document-meta>
</file>